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ubner_2020_NMC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7778" calcext:value-type="float">
            <text:p>0.97778</text:p>
          </table:table-cell>
          <table:table-cell office:value-type="float" office:value="0.99462" calcext:value-type="float">
            <text:p>0.99462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8936" calcext:value-type="float">
            <text:p>0.98936</text:p>
          </table:table-cell>
          <table:table-cell office:value-type="float" office:value="0.99725" calcext:value-type="float">
            <text:p>0.99725</text:p>
          </table:table-cell>
          <table:table-cell office:value-type="float" office:value="1.00146" calcext:value-type="float">
            <text:p>1.00146</text:p>
          </table:table-cell>
          <table:table-cell office:value-type="float" office:value="0.99094" calcext:value-type="float">
            <text:p>0.99094</text:p>
          </table:table-cell>
          <table:table-cell office:value-type="float" office:value="0.99304" calcext:value-type="float">
            <text:p>0.99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4567" calcext:value-type="float">
            <text:p>0.94567</text:p>
          </table:table-cell>
          <table:table-cell office:value-type="float" office:value="0.95883" calcext:value-type="float">
            <text:p>0.95883</text:p>
          </table:table-cell>
          <table:table-cell office:value-type="float" office:value="0.95936" calcext:value-type="float">
            <text:p>0.95936</text:p>
          </table:table-cell>
          <table:table-cell office:value-type="float" office:value="0.93831" calcext:value-type="float">
            <text:p>0.93831</text:p>
          </table:table-cell>
          <table:table-cell office:value-type="float" office:value="0.93567" calcext:value-type="float">
            <text:p>0.93567</text:p>
          </table:table-cell>
          <table:table-cell office:value-type="float" office:value="0.88199" calcext:value-type="float">
            <text:p>0.88199</text:p>
          </table:table-cell>
          <table:table-cell office:value-type="float" office:value="0.89936" calcext:value-type="float">
            <text:p>0.89936</text:p>
          </table:table-cell>
          <table:table-cell office:value-type="float" office:value="0.89146" calcext:value-type="float">
            <text:p>0.89146</text:p>
          </table:table-cell>
          <table:table-cell office:value-type="float" office:value="0.71672" calcext:value-type="float">
            <text:p>0.71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199" calcext:value-type="float">
            <text:p>0.87199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72148" calcext:value-type="float">
            <text:p>0.72148</text:p>
          </table:table-cell>
          <table:table-cell office:value-type="float" office:value="0.68567" calcext:value-type="float">
            <text:p>0.68567</text:p>
          </table:table-cell>
          <table:table-cell office:value-type="float" office:value="0.51357" calcext:value-type="float">
            <text:p>0.51357</text:p>
          </table:table-cell>
          <table:table-cell office:value-type="float" office:value="0.31041" calcext:value-type="float">
            <text:p>0.31041</text:p>
          </table:table-cell>
          <table:table-cell office:value-type="float" office:value="0.34988" calcext:value-type="float">
            <text:p>0.34988</text:p>
          </table:table-cell>
          <table:table-cell office:value-type="float" office:value="0.29356" calcext:value-type="float">
            <text:p>0.29356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355" calcext:value-type="float">
            <text:p>0.29355</text:p>
          </table:table-cell>
          <table:table-cell office:value-type="float" office:value="0.28303" calcext:value-type="float">
            <text:p>0.28303</text:p>
          </table:table-cell>
          <table:table-cell office:value-type="float" office:value="0.17776" calcext:value-type="float">
            <text:p>0.17776</text:p>
          </table:table-cell>
          <table:table-cell office:value-type="float" office:value="0.13724" calcext:value-type="float">
            <text:p>0.13724</text:p>
          </table:table-cell>
          <table:table-cell office:value-type="float" office:value="0.11881" calcext:value-type="float">
            <text:p>0.11881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9039" calcext:value-type="float">
            <text:p>0.09039</text:p>
          </table:table-cell>
          <table:table-cell office:value-type="float" office:value="0.09092" calcext:value-type="float">
            <text:p>0.09092</text:p>
          </table:table-cell>
          <table:table-cell office:value-type="float" office:value="0.08671" calcext:value-type="float">
            <text:p>0.08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71" calcext:value-type="float">
            <text:p>0.07671</text:p>
          </table:table-cell>
          <table:table-cell office:value-type="float" office:value="0.05408" calcext:value-type="float">
            <text:p>0.05408</text:p>
          </table:table-cell>
          <table:table-cell office:value-type="float" office:value="0.03408" calcext:value-type="float">
            <text:p>0.03408</text:p>
          </table:table-cell>
          <table:table-cell office:value-type="float" office:value="0.03513" calcext:value-type="float">
            <text:p>0.03513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2" calcext:value-type="float">
            <text:p>0.02</text:p>
          </table:table-cell>
          <table:table-cell office:value-type="float" office:value="0.02144" calcext:value-type="float">
            <text:p>0.02144</text:p>
          </table:table-cell>
        </table:table-row>
        <table:table-row table:style-name="ro1">
          <table:table-cell office:value-type="string" calcext:value-type="string">
            <text:p>Mass loading[mg/cm2]</text:p>
          </table:table-cell>
          <table:table-cell office:value-type="float" office:value="27.4" calcext:value-type="float">
            <text:p>27.4</text:p>
          </table:table-cell>
          <table:table-cell office:value-type="float" office:value="30.3" calcext:value-type="float">
            <text:p>30.3</text:p>
          </table:table-cell>
          <table:table-cell office:value-type="float" office:value="33.1" calcext:value-type="float">
            <text:p>33.1</text:p>
          </table:table-cell>
          <table:table-cell office:value-type="float" office:value="36.5" calcext:value-type="float">
            <text:p>36.5</text:p>
          </table:table-cell>
          <table:table-cell office:value-type="float" office:value="39.9" calcext:value-type="float">
            <text:p>39.9</text:p>
          </table:table-cell>
          <table:table-cell office:value-type="float" office:value="44.4" calcext:value-type="float">
            <text:p>44.4</text:p>
          </table:table-cell>
          <table:table-cell office:value-type="float" office:value="45" calcext:value-type="float">
            <text:p>45</text:p>
          </table:table-cell>
          <table:table-cell office:value-type="float" office:value="50.2" calcext:value-type="float">
            <text:p>50.2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Areal capacity[mAh/cm2]</text:p>
          </table:table-cell>
          <table:table-cell office:value-type="float" office:value="4.1" calcext:value-type="float">
            <text:p>4.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7.5" calcext:value-type="float">
            <text:p>7.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Porosity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[mu]</text:p>
          </table:table-cell>
          <table:table-cell office:value-type="string" calcext:value-type="string">
            <text:p>Qrel</text:p>
          </table:table-cell>
          <table:table-cell office:value-type="string" calcext:value-type="string">
            <text:p>Qa[mAh/cm2]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97778" calcext:value-type="float">
            <text:p>0.97778</text:p>
          </table:table-cell>
          <table:table-cell table:formula="of:=[.$B$8]*[.D18]" office:value-type="float" office:value="4.008898" calcext:value-type="float">
            <text:p>4.008898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94567" calcext:value-type="float">
            <text:p>0.94567</text:p>
          </table:table-cell>
          <table:table-cell table:formula="of:=[.$B$8]*[.D19]" office:value-type="float" office:value="3.877247" calcext:value-type="float">
            <text:p>3.8772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87199" calcext:value-type="float">
            <text:p>0.87199</text:p>
          </table:table-cell>
          <table:table-cell table:formula="of:=[.$B$8]*[.D20]" office:value-type="float" office:value="3.575159" calcext:value-type="float">
            <text:p>3.5751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.29355" calcext:value-type="float">
            <text:p>0.29355</text:p>
          </table:table-cell>
          <table:table-cell table:formula="of:=[.$B$8]*[.D21]" office:value-type="float" office:value="1.203555" calcext:value-type="float">
            <text:p>1.20355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0.073" calcext:value-type="float">
            <text:p>0.073</text:p>
          </table:table-cell>
          <table:table-cell table:formula="of:=[.$B$8]*[.D22]" office:value-type="float" office:value="0.2993" calcext:value-type="float">
            <text:p>0.2993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99462" calcext:value-type="float">
            <text:p>0.99462</text:p>
          </table:table-cell>
          <table:table-cell table:formula="of:=[.C$8]*[.D23]" office:value-type="float" office:value="4.47579" calcext:value-type="float">
            <text:p>4.47579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95883" calcext:value-type="float">
            <text:p>0.95883</text:p>
          </table:table-cell>
          <table:table-cell table:formula="of:=[.C$8]*[.D24]" office:value-type="float" office:value="4.314735" calcext:value-type="float">
            <text:p>4.3147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.8483" calcext:value-type="float">
            <text:p>0.8483</text:p>
          </table:table-cell>
          <table:table-cell table:formula="of:=[.C$8]*[.D25]" office:value-type="float" office:value="3.81735" calcext:value-type="float">
            <text:p>3.817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.28303" calcext:value-type="float">
            <text:p>0.28303</text:p>
          </table:table-cell>
          <table:table-cell table:formula="of:=[.C$8]*[.D26]" office:value-type="float" office:value="1.273635" calcext:value-type="float">
            <text:p>1.27363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7671" calcext:value-type="float">
            <text:p>0.07671</text:p>
          </table:table-cell>
          <table:table-cell table:formula="of:=[.C$8]*[.D27]" office:value-type="float" office:value="0.345195" calcext:value-type="float">
            <text:p>0.345195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9941" calcext:value-type="float">
            <text:p>0.9941</text:p>
          </table:table-cell>
          <table:table-cell table:formula="of:=[.D$8]*[.D28]" office:value-type="float" office:value="4.9705" calcext:value-type="float">
            <text:p>4.970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95936" calcext:value-type="float">
            <text:p>0.95936</text:p>
          </table:table-cell>
          <table:table-cell table:formula="of:=[.D$8]*[.D29]" office:value-type="float" office:value="4.7968" calcext:value-type="float">
            <text:p>4.79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0.72148" calcext:value-type="float">
            <text:p>0.72148</text:p>
          </table:table-cell>
          <table:table-cell table:formula="of:=[.D$8]*[.D30]" office:value-type="float" office:value="3.6074" calcext:value-type="float">
            <text:p>3.60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0.17776" calcext:value-type="float">
            <text:p>0.17776</text:p>
          </table:table-cell>
          <table:table-cell table:formula="of:=[.D$8]*[.D31]" office:value-type="float" office:value="0.8888" calcext:value-type="float">
            <text:p>0.888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0.05408" calcext:value-type="float">
            <text:p>0.05408</text:p>
          </table:table-cell>
          <table:table-cell table:formula="of:=[.D$8]*[.D32]" office:value-type="float" office:value="0.2704" calcext:value-type="float">
            <text:p>0.2704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98936" calcext:value-type="float">
            <text:p>0.98936</text:p>
          </table:table-cell>
          <table:table-cell table:formula="of:=[.E$8]*[.D33]" office:value-type="float" office:value="5.44148" calcext:value-type="float">
            <text:p>5.44148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93831" calcext:value-type="float">
            <text:p>0.93831</text:p>
          </table:table-cell>
          <table:table-cell table:formula="of:=[.E$8]*[.D34]" office:value-type="float" office:value="5.160705" calcext:value-type="float">
            <text:p>5.1607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0.68567" calcext:value-type="float">
            <text:p>0.68567</text:p>
          </table:table-cell>
          <table:table-cell table:formula="of:=[.E$8]*[.D35]" office:value-type="float" office:value="3.771185" calcext:value-type="float">
            <text:p>3.7711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0.13724" calcext:value-type="float">
            <text:p>0.13724</text:p>
          </table:table-cell>
          <table:table-cell table:formula="of:=[.E$8]*[.D36]" office:value-type="float" office:value="0.75482" calcext:value-type="float">
            <text:p>0.7548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0.03408" calcext:value-type="float">
            <text:p>0.03408</text:p>
          </table:table-cell>
          <table:table-cell table:formula="of:=[.E$8]*[.D37]" office:value-type="float" office:value="0.18744" calcext:value-type="float">
            <text:p>0.18744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99725" calcext:value-type="float">
            <text:p>0.99725</text:p>
          </table:table-cell>
          <table:table-cell table:formula="of:=[.F$8]*[.D38]" office:value-type="float" office:value="5.9835" calcext:value-type="float">
            <text:p>5.983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0.93567" calcext:value-type="float">
            <text:p>0.93567</text:p>
          </table:table-cell>
          <table:table-cell table:formula="of:=[.F$8]*[.D39]" office:value-type="float" office:value="5.61402" calcext:value-type="float">
            <text:p>5.614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0.51357" calcext:value-type="float">
            <text:p>0.51357</text:p>
          </table:table-cell>
          <table:table-cell table:formula="of:=[.F$8]*[.D40]" office:value-type="float" office:value="3.08142" calcext:value-type="float">
            <text:p>3.081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0.11881" calcext:value-type="float">
            <text:p>0.11881</text:p>
          </table:table-cell>
          <table:table-cell table:formula="of:=[.F$8]*[.D41]" office:value-type="float" office:value="0.71286" calcext:value-type="float">
            <text:p>0.7128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0.03513" calcext:value-type="float">
            <text:p>0.03513</text:p>
          </table:table-cell>
          <table:table-cell table:formula="of:=[.F$8]*[.D42]" office:value-type="float" office:value="0.21078" calcext:value-type="float">
            <text:p>0.21078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.00146" calcext:value-type="float">
            <text:p>1.00146</text:p>
          </table:table-cell>
          <table:table-cell table:formula="of:=[.G$8]*[.D43]" office:value-type="float" office:value="6.709782" calcext:value-type="float">
            <text:p>6.709782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88199" calcext:value-type="float">
            <text:p>0.88199</text:p>
          </table:table-cell>
          <table:table-cell table:formula="of:=[.G$8]*[.D44]" office:value-type="float" office:value="5.909333" calcext:value-type="float">
            <text:p>5.909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0.31041" calcext:value-type="float">
            <text:p>0.31041</text:p>
          </table:table-cell>
          <table:table-cell table:formula="of:=[.G$8]*[.D45]" office:value-type="float" office:value="2.079747" calcext:value-type="float">
            <text:p>2.0797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0.0846" calcext:value-type="float">
            <text:p>0.0846</text:p>
          </table:table-cell>
          <table:table-cell table:formula="of:=[.G$8]*[.D46]" office:value-type="float" office:value="0.56682" calcext:value-type="float">
            <text:p>0.5668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0.02197" calcext:value-type="float">
            <text:p>0.02197</text:p>
          </table:table-cell>
          <table:table-cell table:formula="of:=[.G$8]*[.D47]" office:value-type="float" office:value="0.147199" calcext:value-type="float">
            <text:p>0.147199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99094" calcext:value-type="float">
            <text:p>0.99094</text:p>
          </table:table-cell>
          <table:table-cell table:formula="of:=[.H$8]*[.D48]" office:value-type="float" office:value="6.738392" calcext:value-type="float">
            <text:p>6.738392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89936" calcext:value-type="float">
            <text:p>0.89936</text:p>
          </table:table-cell>
          <table:table-cell table:formula="of:=[.H$8]*[.D49]" office:value-type="float" office:value="6.115648" calcext:value-type="float">
            <text:p>6.1156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0.34988" calcext:value-type="float">
            <text:p>0.34988</text:p>
          </table:table-cell>
          <table:table-cell table:formula="of:=[.H$8]*[.D50]" office:value-type="float" office:value="2.379184" calcext:value-type="float">
            <text:p>2.3791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0.09039" calcext:value-type="float">
            <text:p>0.09039</text:p>
          </table:table-cell>
          <table:table-cell table:formula="of:=[.H$8]*[.D51]" office:value-type="float" office:value="0.614652" calcext:value-type="float">
            <text:p>0.61465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.01144" calcext:value-type="float">
            <text:p>0.01144</text:p>
          </table:table-cell>
          <table:table-cell table:formula="of:=[.H$8]*[.D52]" office:value-type="float" office:value="0.077792" calcext:value-type="float">
            <text:p>0.077792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99304" calcext:value-type="float">
            <text:p>0.99304</text:p>
          </table:table-cell>
          <table:table-cell table:formula="of:=[.I$8]*[.D53]" office:value-type="float" office:value="7.4478" calcext:value-type="float">
            <text:p>7.4478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89146" calcext:value-type="float">
            <text:p>0.89146</text:p>
          </table:table-cell>
          <table:table-cell table:formula="of:=[.I$8]*[.D54]" office:value-type="float" office:value="6.68595" calcext:value-type="float">
            <text:p>6.685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0.29356" calcext:value-type="float">
            <text:p>0.29356</text:p>
          </table:table-cell>
          <table:table-cell table:formula="of:=[.I$8]*[.D55]" office:value-type="float" office:value="2.2017" calcext:value-type="float">
            <text:p>2.20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0.09092" calcext:value-type="float">
            <text:p>0.09092</text:p>
          </table:table-cell>
          <table:table-cell table:formula="of:=[.I$8]*[.D56]" office:value-type="float" office:value="0.6819" calcext:value-type="float">
            <text:p>0.681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0.02" calcext:value-type="float">
            <text:p>0.02</text:p>
          </table:table-cell>
          <table:table-cell table:formula="of:=[.I$8]*[.D57]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formula="of:=[.J$8]*[.D58]" office:value-type="float" office:value="8.4" calcext:value-type="float">
            <text:p>8.4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71672" calcext:value-type="float">
            <text:p>0.71672</text:p>
          </table:table-cell>
          <table:table-cell table:formula="of:=[.J$8]*[.D59]" office:value-type="float" office:value="6.020448" calcext:value-type="float">
            <text:p>6.0204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0.2425" calcext:value-type="float">
            <text:p>0.2425</text:p>
          </table:table-cell>
          <table:table-cell table:formula="of:=[.J$8]*[.D60]" office:value-type="float" office:value="2.037" calcext:value-type="float">
            <text:p>2.0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0.08671" calcext:value-type="float">
            <text:p>0.08671</text:p>
          </table:table-cell>
          <table:table-cell table:formula="of:=[.J$8]*[.D61]" office:value-type="float" office:value="0.728364" calcext:value-type="float">
            <text:p>0.72836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0.02144" calcext:value-type="float">
            <text:p>0.02144</text:p>
          </table:table-cell>
          <table:table-cell table:formula="of:=[.J$8]*[.D62]" office:value-type="float" office:value="0.180096" calcext:value-type="float">
            <text:p>0.1800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2T16:48:53.061492024</dc:date>
    <meta:editing-duration>PT9M42S</meta:editing-duration>
    <meta:editing-cycles>1</meta:editing-cycles>
    <meta:document-statistic meta:table-count="1" meta:cell-count="320" meta:object-count="0"/>
    <meta:generator>LibreOffice/7.3.3.2$Linux_X86_64 LibreOffice_project/30$Build-2</meta:generator>
  </office:meta>
</office:document-meta>
</file>